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Cubano" svg:font-family="Cubano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Arial" fo:font-size="9.75pt" fo:letter-spacing="normal" fo:language="de" fo:country="DE" fo:font-style="normal" fo:font-weight="normal" style:font-size-asian="10.5pt" style:font-size-complex="12pt"/>
    </style:style>
    <style:style style:name="P2" style:family="paragraph" style:parent-style-name="Text_20_body" style:list-style-name="L1"/>
    <style:style style:name="P3" style:family="paragraph" style:parent-style-name="Text_20_body">
      <style:text-properties fo:font-size="9pt" style:font-size-asian="9pt" style:font-size-complex="9pt"/>
    </style:style>
    <style:style style:name="P4" style:family="paragraph" style:parent-style-name="Text_20_body">
      <style:text-properties fo:font-variant="normal" fo:text-transform="none" fo:color="#000000" style:font-name="Arial" fo:font-size="9.75pt" fo:letter-spacing="normal" fo:language="de" fo:country="DE" fo:font-style="normal" fo:font-weight="normal" style:font-size-asian="10.5pt" style:font-size-complex="12pt"/>
    </style:style>
    <style:style style:name="P5" style:family="paragraph" style:parent-style-name="Preformatted_20_Text">
      <style:text-properties fo:font-variant="normal" fo:text-transform="none" fo:color="#000000" style:font-name="Arial" fo:font-size="9.75pt" fo:letter-spacing="normal" fo:language="de" fo:country="DE" fo:font-style="normal" fo:font-weight="normal" style:font-size-asian="10.5pt" style:font-size-complex="12pt"/>
    </style:style>
    <style:style style:name="P6" style:family="paragraph" style:parent-style-name="Heading_20_3">
      <style:text-properties fo:font-size="12pt" style:font-size-asian="12pt" style:font-size-complex="12pt"/>
    </style:style>
    <style:style style:name="P7" style:family="paragraph" style:parent-style-name="Heading_20_3" style:list-style-name=""/>
    <style:style style:name="P8" style:family="paragraph" style:parent-style-name="Heading_20_3">
      <style:paragraph-properties fo:break-before="page"/>
    </style:style>
    <style:style style:name="P9" style:family="paragraph" style:parent-style-name="Heading_20_1">
      <style:paragraph-properties fo:break-before="pag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3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Weitere Möglichkeiten, mit Tastern umzugehen</text:h>
      <text:h text:style-name="P6" text:outline-level="3">3. Warten bis einer von zwei Knöpfen gedrückt wurde</text:h>
      <text:p text:style-name="P5"><draw:frame draw:style-name="fr1" draw:name="Frame1" text:anchor-type="paragraph" svg:width="6.9252in" style:rel-width="100%" draw:z-index="0"><draw:text-box fo:min-height="0.2in"><text:p text:style-name="P5"><text:span text:style-name="_5f_OOoComputerKeyWord">int </text:span><text:span text:style-name="_5f_OOoComputerIdent">inPin1</text:span><text:span text:style-name="_5f_OOoComputerKeyWord"> = </text:span><text:span text:style-name="_5f_OOoComputerLiteral">11</text:span><text:span text:style-name="_5f_OOoComputerKeyWord">; </text:span></text:p><text:p text:style-name="P5"><text:span text:style-name="_5f_OOoComputerKeyWord">int </text:span><text:span text:style-name="_5f_OOoComputerIdent">inPin2</text:span><text:span text:style-name="_5f_OOoComputerKeyWord"> = </text:span><text:span text:style-name="_5f_OOoComputerLiteral">12</text:span><text:span text:style-name="_5f_OOoComputerKeyWord">; <text:s/></text:span></text:p><text:p text:style-name="P5"><text:span text:style-name="_5f_OOoComputerKeyWord">int </text:span><text:span text:style-name="_5f_OOoComputerIdent">val1</text:span><text:span text:style-name="_5f_OOoComputerKeyWord"> = </text:span><text:span text:style-name="_5f_OOoComputerLiteral">0</text:span><text:span text:style-name="_5f_OOoComputerKeyWord">; <text:s text:c="4"/></text:span></text:p><text:p text:style-name="P5"><text:span text:style-name="_5f_OOoComputerKeyWord">int </text:span><text:span text:style-name="_5f_OOoComputerIdent">val2</text:span><text:span text:style-name="_5f_OOoComputerKeyWord"> = </text:span><text:span text:style-name="_5f_OOoComputerLiteral">0</text:span><text:span text:style-name="_5f_OOoComputerKeyWord">;</text:span></text:p><text:p text:style-name="P5"><text:span text:style-name="_5f_OOoComputerKeyWord"/></text:p><text:p text:style-name="P5"><text:span text:style-name="_5f_OOoComputerKeyWord">void </text:span><text:span text:style-name="_5f_OOoComputerIdent">setup</text:span><text:span text:style-name="_5f_OOoComputerKeyWord">() {</text:span></text:p><text:p text:style-name="P5"><text:span text:style-name="_5f_OOoComputerKeyWord"><text:s text:c="2"/></text:span><text:span text:style-name="_5f_OOoComputerIdent">pinMode</text:span><text:span text:style-name="_5f_OOoComputerKeyWord">(</text:span><text:span text:style-name="_5f_OOoComputerIdent">inPin1</text:span><text:span text:style-name="_5f_OOoComputerKeyWord">, </text:span><text:span text:style-name="_5f_OOoComputerIdent">INPUT</text:span><text:span text:style-name="_5f_OOoComputerKeyWord">); <text:s/></text:span></text:p><text:p text:style-name="P5"><text:span text:style-name="_5f_OOoComputerKeyWord"><text:s text:c="2"/></text:span><text:span text:style-name="_5f_OOoComputerIdent">pinMode</text:span><text:span text:style-name="_5f_OOoComputerKeyWord">(</text:span><text:span text:style-name="_5f_OOoComputerIdent">inPin2</text:span><text:span text:style-name="_5f_OOoComputerKeyWord">, </text:span><text:span text:style-name="_5f_OOoComputerIdent">INPUT</text:span><text:span text:style-name="_5f_OOoComputerKeyWord">); <text:s/></text:span></text:p><text:p text:style-name="P5"><text:span text:style-name="_5f_OOoComputerKeyWord">}</text:span></text:p><text:p text:style-name="P5"><text:span text:style-name="_5f_OOoComputerKeyWord">void </text:span><text:span text:style-name="_5f_OOoComputerIdent">loop</text:span><text:span text:style-name="_5f_OOoComputerKeyWord">(){</text:span></text:p><text:p text:style-name="P5"><text:span text:style-name="_5f_OOoComputerKeyWord"/></text:p><text:p text:style-name="P5"><text:span text:style-name="_5f_OOoComputerKeyWord"><text:s text:c="2"/></text:span><text:span text:style-name="_5f_OOoComputerIdent">val1</text:span><text:span text:style-name="_5f_OOoComputerKeyWord"> = </text:span><text:span text:style-name="_5f_OOoComputerIdent">digitalRead</text:span><text:span text:style-name="_5f_OOoComputerKeyWord">(</text:span><text:span text:style-name="_5f_OOoComputerIdent">inPin1</text:span><text:span text:style-name="_5f_OOoComputerKeyWord">);</text:span></text:p><text:p text:style-name="P5"><text:span text:style-name="_5f_OOoComputerKeyWord"><text:s text:c="2"/></text:span><text:span text:style-name="_5f_OOoComputerIdent">val2</text:span><text:span text:style-name="_5f_OOoComputerKeyWord"> = </text:span><text:span text:style-name="_5f_OOoComputerIdent">digitalRead</text:span><text:span text:style-name="_5f_OOoComputerKeyWord">(</text:span><text:span text:style-name="_5f_OOoComputerIdent">inPin2</text:span><text:span text:style-name="_5f_OOoComputerKeyWord">);</text:span></text:p><text:p text:style-name="P5"><text:span text:style-name="_5f_OOoComputerKeyWord"/></text:p><text:p text:style-name="P5"><text:span text:style-name="_5f_OOoComputerKeyWord"><text:s text:c="2"/>while(</text:span><text:span text:style-name="_5f_OOoComputerIdent">val1</text:span><text:span text:style-name="_5f_OOoComputerKeyWord"> == </text:span><text:span text:style-name="_5f_OOoComputerIdent">LOW</text:span><text:span text:style-name="_5f_OOoComputerKeyWord"> &amp;&amp; </text:span><text:span text:style-name="_5f_OOoComputerIdent">val2</text:span><text:span text:style-name="_5f_OOoComputerKeyWord"> == </text:span><text:span text:style-name="_5f_OOoComputerIdent">LOW</text:span><text:span text:style-name="_5f_OOoComputerKeyWord">) {</text:span></text:p><text:p text:style-name="P5"><text:span text:style-name="_5f_OOoComputerKeyWord"><text:s text:c="4"/></text:span><text:span text:style-name="_5f_OOoComputerIdent">delay</text:span><text:span text:style-name="_5f_OOoComputerKeyWord">(</text:span><text:span text:style-name="_5f_OOoComputerLiteral">10</text:span><text:span text:style-name="_5f_OOoComputerKeyWord">);</text:span></text:p><text:p text:style-name="P5"><text:span text:style-name="_5f_OOoComputerKeyWord"><text:s text:c="4"/></text:span><text:span text:style-name="_5f_OOoComputerIdent">val1</text:span><text:span text:style-name="_5f_OOoComputerKeyWord"> = </text:span><text:span text:style-name="_5f_OOoComputerIdent">digitalRead</text:span><text:span text:style-name="_5f_OOoComputerKeyWord">(</text:span><text:span text:style-name="_5f_OOoComputerIdent">inpin1</text:span><text:span text:style-name="_5f_OOoComputerKeyWord">);</text:span></text:p><text:p text:style-name="P5"><text:span text:style-name="_5f_OOoComputerKeyWord"><text:s text:c="4"/></text:span><text:span text:style-name="_5f_OOoComputerIdent">val2</text:span><text:span text:style-name="_5f_OOoComputerKeyWord"> = </text:span><text:span text:style-name="_5f_OOoComputerIdent">digitalRead</text:span><text:span text:style-name="_5f_OOoComputerKeyWord">(</text:span><text:span text:style-name="_5f_OOoComputerIdent">inpin2</text:span><text:span text:style-name="_5f_OOoComputerKeyWord">);</text:span></text:p><text:p text:style-name="P5"><text:span text:style-name="_5f_OOoComputerKeyWord"><text:s text:c="2"/>}</text:span></text:p><text:p text:style-name="P5"><text:span text:style-name="_5f_OOoComputerKeyWord"/></text:p><text:p text:style-name="P5"><text:span text:style-name="_5f_OOoComputerKeyWord"><text:s text:c="2"/>if(</text:span><text:span text:style-name="_5f_OOoComputerIdent">val1</text:span><text:span text:style-name="_5f_OOoComputerKeyWord"> == </text:span><text:span text:style-name="_5f_OOoComputerIdent">HIGH</text:span><text:span text:style-name="_5f_OOoComputerKeyWord">) {</text:span></text:p><text:p text:style-name="P5"><text:span text:style-name="_5f_OOoComputerKeyWord"><text:s text:c="4"/></text:span><text:span text:style-name="_5f_OOoComputerComment">// Mach was schlaues!</text:span></text:p><text:p text:style-name="P5"><text:span text:style-name="_5f_OOoComputerKeyWord"><text:s text:c="2"/>}</text:span></text:p><text:p text:style-name="P5"><text:span text:style-name="_5f_OOoComputerKeyWord"><text:s text:c="2"/>if(</text:span><text:span text:style-name="_5f_OOoComputerIdent">val2</text:span><text:span text:style-name="_5f_OOoComputerKeyWord"> == </text:span><text:span text:style-name="_5f_OOoComputerIdent">HIGH</text:span><text:span text:style-name="_5f_OOoComputerKeyWord">) {</text:span></text:p><text:p text:style-name="P5"><text:span text:style-name="_5f_OOoComputerKeyWord"><text:s text:c="4"/></text:span><text:span text:style-name="_5f_OOoComputerComment">// Mache etwas anderes</text:span></text:p><text:p text:style-name="P5"><text:span text:style-name="_5f_OOoComputerKeyWord"><text:s text:c="2"/>}</text:span></text:p><text:p text:style-name="P5"><text:span text:style-name="_5f_OOoComputerKeyWord"/></text:p><text:p text:style-name="P5"><text:span text:style-name="_5f_OOoComputerKeyWord">}</text:span></text:p></draw:text-box></draw:frame>Wenn ihr dieses Beispiel benutzt, braucht ihr eine Schaltung mit zwei Tastern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soft-page-break/><text:span text:style-name="T2">4. Interrupt: Merken ob während des Programmablaufs ein Knopf gedrückt wurde</text:span></text:h>
      <text:p text:style-name="Text_20_body">Siehe auch:</text:p>
      <text:p text:style-name="Text_20_body"><draw:frame draw:style-name="fr2" draw:name="Frame3" text:anchor-type="paragraph" svg:x="0in" svg:y="0.398in" svg:width="6.9252in" style:rel-width="100%" draw:z-index="2"><draw:text-box fo:min-height="0.2in"><text:p text:style-name="P5"><text:span text:style-name="_5f_OOoComputerKeyWord"><text:span text:style-name="T1">int </text:span></text:span><text:span text:style-name="_5f_OOoComputerIdent"><text:span text:style-name="T1">LEDpin</text:span></text:span><text:span text:style-name="_5f_OOoComputerKeyWord"><text:span text:style-name="T1"> = </text:span></text:span><text:span text:style-name="_5f_OOoComputerLiteral"><text:span text:style-name="T1">13</text:span></text:span><text:span text:style-name="_5f_OOoComputerKeyWord"><text:span text:style-name="T1">;</text:span></text:span></text:p><text:p text:style-name="Text_20_body"><text:span text:style-name="_5f_OOoComputerKeyWord"><text:span text:style-name="T1">volatile</text:span></text:span><text:span text:style-name="T1"> </text:span><text:span text:style-name="_5f_OOoComputerKeyWord"><text:span text:style-name="T1">int</text:span></text:span><text:span text:style-name="T1"> </text:span><text:span text:style-name="_5f_OOoComputerIdent"><text:span text:style-name="T1">gedrueckt</text:span></text:span><text:span text:style-name="T1"> </text:span><text:span text:style-name="_5f_OOoComputerKeyWord"><text:span text:style-name="T1">=</text:span></text:span><text:span text:style-name="_5f_OOoComputerLiteral"><text:span text:style-name="T1">0</text:span></text:span><text:span text:style-name="_5f_OOoComputerKeyWord"><text:span text:style-name="T1">;</text:span></text:span><text:span text:style-name="T1"> <text:s text:c="2"/></text:span><text:span text:style-name="_5f_OOoComputerComment"><text:span text:style-name="T1">//Variablen die in einem interrupt verändert werden sind volatile</text:span></text:span></text:p><text:p text:style-name="P3"/><text:p text:style-name="Text_20_body"><text:span text:style-name="_5f_OOoComputerKeyWord"><text:span text:style-name="T1">void</text:span></text:span><text:span text:style-name="T1"> </text:span><text:span text:style-name="_5f_OOoComputerIdent"><text:span text:style-name="T1">setup</text:span></text:span><text:span text:style-name="_5f_OOoComputerKeyWord"><text:span text:style-name="T1">()</text:span></text:span></text:p><text:p text:style-name="Text_20_body"><text:span text:style-name="_5f_OOoComputerKeyWord"><text:span text:style-name="T1">{</text:span></text:span></text:p><text:p text:style-name="Text_20_body"><text:span text:style-name="T1"><text:s text:c="2"/></text:span><text:span text:style-name="_5f_OOoComputerIdent"><text:span text:style-name="T1">pinMode</text:span></text:span><text:span text:style-name="_5f_OOoComputerKeyWord"><text:span text:style-name="T1">(</text:span></text:span><text:span text:style-name="_5f_OOoComputerIdent"><text:span text:style-name="T1">LEDpin</text:span></text:span><text:span text:style-name="_5f_OOoComputerKeyWord"><text:span text:style-name="T1">,</text:span></text:span><text:span text:style-name="T1"> </text:span><text:span text:style-name="_5f_OOoComputerIdent"><text:span text:style-name="T1">OUTPUT</text:span></text:span><text:span text:style-name="_5f_OOoComputerKeyWord"><text:span text:style-name="T1">);</text:span></text:span></text:p><text:p text:style-name="Text_20_body"><text:span text:style-name="T1"><text:s text:c="2"/></text:span><text:span text:style-name="_5f_OOoComputerIdent"><text:span text:style-name="T1">attachInterrupt</text:span></text:span><text:span text:style-name="_5f_OOoComputerKeyWord"><text:span text:style-name="T1">(</text:span></text:span><text:span text:style-name="_5f_OOoComputerLiteral"><text:span text:style-name="T1">0</text:span></text:span><text:span text:style-name="_5f_OOoComputerKeyWord"><text:span text:style-name="T1">,</text:span></text:span><text:span text:style-name="_5f_OOoComputerIdent"><text:span text:style-name="T1">knopfdruck</text:span></text:span><text:span text:style-name="_5f_OOoComputerKeyWord"><text:span text:style-name="T1">,</text:span></text:span><text:span text:style-name="_5f_OOoComputerIdent"><text:span text:style-name="T1">RISING</text:span></text:span><text:span text:style-name="_5f_OOoComputerKeyWord"><text:span text:style-name="T1">);</text:span></text:span><text:span text:style-name="T1"> <text:s text:c="2"/></text:span><text:span text:style-name="_5f_OOoComputerComment"><text:span text:style-name="T1">// interrupt 0 ist pin 3 auf dem Board!</text:span></text:span></text:p><text:p text:style-name="Text_20_body"><text:span text:style-name="_5f_OOoComputerKeyWord"><text:span text:style-name="T1">}</text:span></text:span></text:p><text:p text:style-name="P3"/><text:p text:style-name="Text_20_body"><text:span text:style-name="_5f_OOoComputerKeyWord"><text:span text:style-name="T1">void</text:span></text:span><text:span text:style-name="T1"> </text:span><text:span text:style-name="_5f_OOoComputerIdent"><text:span text:style-name="T1">loop</text:span></text:span><text:span text:style-name="_5f_OOoComputerKeyWord"><text:span text:style-name="T1">()</text:span></text:span></text:p><text:p text:style-name="Text_20_body"><text:span text:style-name="_5f_OOoComputerKeyWord"><text:span text:style-name="T1">{</text:span></text:span></text:p><text:p text:style-name="Text_20_body"><text:span text:style-name="T1"><text:s text:c="2"/></text:span><text:span text:style-name="_5f_OOoComputerIdent"><text:span text:style-name="T1">digitalWrite</text:span></text:span><text:span text:style-name="_5f_OOoComputerKeyWord"><text:span text:style-name="T1">(</text:span></text:span><text:span text:style-name="_5f_OOoComputerIdent"><text:span text:style-name="T1">LEDpin</text:span></text:span><text:span text:style-name="_5f_OOoComputerKeyWord"><text:span text:style-name="T1">,</text:span></text:span><text:span text:style-name="_5f_OOoComputerIdent"><text:span text:style-name="T1">LOW</text:span></text:span><text:span text:style-name="_5f_OOoComputerKeyWord"><text:span text:style-name="T1">);</text:span></text:span></text:p><text:p text:style-name="Text_20_body"><text:span text:style-name="T1"><text:s text:c="2"/></text:span><text:span text:style-name="_5f_OOoComputerComment"><text:span text:style-name="T1">// Wir warten 5 Sekunden, durch den Interrupt bekommen wir trotzdem mit, wann der Knopf</text:span></text:span></text:p><text:p text:style-name="Text_20_body"><text:span text:style-name="T1"><text:s/></text:span><text:span text:style-name="_5f_OOoComputerComment"><text:span text:style-name="T1">// <text:s/>gedrückt wird.</text:span></text:span></text:p><text:p text:style-name="P3"/><text:p text:style-name="Text_20_body"><text:span text:style-name="T1"><text:s text:c="2"/></text:span><text:span text:style-name="_5f_OOoComputerIdent"><text:span text:style-name="T1">delay</text:span></text:span><text:span text:style-name="_5f_OOoComputerKeyWord"><text:span text:style-name="T1">(</text:span></text:span><text:span text:style-name="_5f_OOoComputerLiteral"><text:span text:style-name="T1">5000</text:span></text:span><text:span text:style-name="_5f_OOoComputerKeyWord"><text:span text:style-name="T1">);</text:span></text:span><text:span text:style-name="T1"> </text:span></text:p><text:p text:style-name="P3"/><text:p text:style-name="Text_20_body"><text:span text:style-name="T1"><text:s text:c="2"/></text:span><text:span text:style-name="_5f_OOoComputerKeyWord"><text:span text:style-name="T1">if(</text:span></text:span><text:span text:style-name="_5f_OOoComputerIdent"><text:span text:style-name="T1">gedrueckt</text:span></text:span><text:span text:style-name="_5f_OOoComputerKeyWord"><text:span text:style-name="T1">==</text:span></text:span><text:span text:style-name="_5f_OOoComputerLiteral"><text:span text:style-name="T1">1</text:span></text:span><text:span text:style-name="_5f_OOoComputerKeyWord"><text:span text:style-name="T1">)</text:span></text:span><text:span text:style-name="T1"> </text:span><text:span text:style-name="_5f_OOoComputerKeyWord"><text:span text:style-name="T1">{</text:span></text:span></text:p><text:p text:style-name="Text_20_body"><text:span text:style-name="T1"><text:s text:c="3"/></text:span><text:span text:style-name="_5f_OOoComputerIdent"><text:span text:style-name="T1">gedrueckt</text:span></text:span><text:span text:style-name="T1"> </text:span><text:span text:style-name="_5f_OOoComputerKeyWord"><text:span text:style-name="T1">=</text:span></text:span><text:span text:style-name="T1"> </text:span><text:span text:style-name="_5f_OOoComputerLiteral"><text:span text:style-name="T1">0</text:span></text:span><text:span text:style-name="_5f_OOoComputerKeyWord"><text:span text:style-name="T1">;</text:span></text:span></text:p><text:p text:style-name="Text_20_body"><text:span text:style-name="T1"><text:s text:c="3"/></text:span><text:span text:style-name="_5f_OOoComputerIdent"><text:span text:style-name="T1">digitalWrite</text:span></text:span><text:span text:style-name="_5f_OOoComputerKeyWord"><text:span text:style-name="T1">(</text:span></text:span><text:span text:style-name="_5f_OOoComputerIdent"><text:span text:style-name="T1">LEDpin</text:span></text:span><text:span text:style-name="_5f_OOoComputerKeyWord"><text:span text:style-name="T1">,</text:span></text:span><text:span text:style-name="_5f_OOoComputerIdent"><text:span text:style-name="T1">HIGH</text:span></text:span><text:span text:style-name="_5f_OOoComputerKeyWord"><text:span text:style-name="T1">);</text:span></text:span></text:p><text:p text:style-name="Text_20_body"><text:span text:style-name="T1"><text:s text:c="3"/></text:span><text:span text:style-name="_5f_OOoComputerIdent"><text:span text:style-name="T1">delay</text:span></text:span><text:span text:style-name="_5f_OOoComputerKeyWord"><text:span text:style-name="T1">(</text:span></text:span><text:span text:style-name="_5f_OOoComputerLiteral"><text:span text:style-name="T1">1000</text:span></text:span><text:span text:style-name="_5f_OOoComputerKeyWord"><text:span text:style-name="T1">);</text:span></text:span></text:p><text:p text:style-name="Text_20_body"><text:span text:style-name="T1"><text:s/></text:span><text:span text:style-name="_5f_OOoComputerKeyWord"><text:span text:style-name="T1">}</text:span></text:span></text:p><text:p text:style-name="Text_20_body"><text:span text:style-name="_5f_OOoComputerKeyWord"><text:span text:style-name="T1">}</text:span></text:span></text:p><text:p text:style-name="Text_20_body"><text:span text:style-name="_5f_OOoComputerKeyWord"><text:span text:style-name="T1">void</text:span></text:span><text:span text:style-name="T1"> </text:span><text:span text:style-name="_5f_OOoComputerIdent"><text:span text:style-name="T1">knopfdruck</text:span></text:span><text:span text:style-name="_5f_OOoComputerKeyWord"><text:span text:style-name="T1">()</text:span></text:span></text:p><text:p text:style-name="Text_20_body"><text:span text:style-name="_5f_OOoComputerKeyWord"><text:span text:style-name="T1">{</text:span></text:span></text:p><text:p text:style-name="Text_20_body"><text:span text:style-name="T1"><text:s text:c="2"/></text:span><text:span text:style-name="_5f_OOoComputerIdent"><text:span text:style-name="T1">gedrueckt</text:span></text:span><text:span text:style-name="T1"> </text:span><text:span text:style-name="_5f_OOoComputerKeyWord"><text:span text:style-name="T1">=</text:span></text:span><text:span text:style-name="T1"> </text:span><text:span text:style-name="_5f_OOoComputerLiteral"><text:span text:style-name="T1">1</text:span></text:span><text:span text:style-name="_5f_OOoComputerKeyWord"><text:span text:style-name="T1">;</text:span></text:span></text:p><text:p text:style-name="P5"><text:span text:style-name="_5f_OOoComputerKeyWord"><text:span text:style-name="T1">}</text:span></text:span></text:p></draw:text-box></draw:frame><text:a xlink:type="simple" xlink:href="http://arduino.cc/de/Reference/AttachInterrupt">http://arduino.cc/de/Reference/AttachInterrupt</text:a></text:p>
      <text:p text:style-name="Text_20_body"/>
      <text:h text:style-name="P7" text:outline-level="3"/>
      <text:h text:style-name="P8" text:outline-level="3">Interrupt Beispiel 2 zwischen drei Zuständen wechseln</text:h>
      <text:p text:style-name="P4"><draw:frame draw:style-name="fr3" draw:name="Frame2" text:anchor-type="paragraph" svg:width="6.9252in" style:rel-width="100%" draw:z-index="1"><draw:text-box fo:min-height="0.2in"><text:p text:style-name="P4"><text:span text:style-name="_5f_OOoComputerKeyWord">int</text:span> <text:span text:style-name="_5f_OOoComputerIdent">LEDpin</text:span> <text:span text:style-name="_5f_OOoComputerKeyWord">=</text:span> <text:span text:style-name="_5f_OOoComputerLiteral">13</text:span><text:span text:style-name="_5f_OOoComputerKeyWord">;</text:span></text:p><text:p text:style-name="P4"><text:span text:style-name="_5f_OOoComputerComment">//zustand ist 0,1 oder 2</text:span></text:p><text:p text:style-name="P4"><text:span text:style-name="_5f_OOoComputerKeyWord">volatile</text:span> <text:span text:style-name="_5f_OOoComputerKeyWord">int</text:span> <text:span text:style-name="_5f_OOoComputerIdent">zustand</text:span> <text:span text:style-name="_5f_OOoComputerKeyWord">=</text:span><text:span text:style-name="_5f_OOoComputerLiteral">0</text:span><text:span text:style-name="_5f_OOoComputerKeyWord">;</text:span> <text:s text:c="2"/><text:span text:style-name="_5f_OOoComputerComment">//Variablen die in einem interrupt verändert werden sind volatile</text:span></text:p><text:p text:style-name="P4"/><text:p text:style-name="P4"><text:span text:style-name="_5f_OOoComputerKeyWord">void</text:span> <text:span text:style-name="_5f_OOoComputerIdent">setup</text:span><text:span text:style-name="_5f_OOoComputerKeyWord">()</text:span></text:p><text:p text:style-name="P4"><text:span text:style-name="_5f_OOoComputerKeyWord">{</text:span></text:p><text:p text:style-name="P4"><text:s text:c="2"/><text:span text:style-name="_5f_OOoComputerIdent">pinMode</text:span><text:span text:style-name="_5f_OOoComputerKeyWord">(</text:span><text:span text:style-name="_5f_OOoComputerIdent">LEDpin</text:span><text:span text:style-name="_5f_OOoComputerKeyWord">,</text:span> <text:span text:style-name="_5f_OOoComputerIdent">OUTPUT</text:span><text:span text:style-name="_5f_OOoComputerKeyWord">);</text:span></text:p><text:p text:style-name="P4"><text:s text:c="2"/><text:span text:style-name="_5f_OOoComputerIdent">attachInterrupt</text:span><text:span text:style-name="_5f_OOoComputerKeyWord">(</text:span><text:span text:style-name="_5f_OOoComputerLiteral">0</text:span><text:span text:style-name="_5f_OOoComputerKeyWord">,</text:span><text:span text:style-name="_5f_OOoComputerIdent">knopfdruck</text:span><text:span text:style-name="_5f_OOoComputerKeyWord">,</text:span><text:span text:style-name="_5f_OOoComputerIdent">RISING</text:span><text:span text:style-name="_5f_OOoComputerKeyWord">);</text:span> <text:s text:c="2"/><text:span text:style-name="_5f_OOoComputerComment">// interrupt 0 ist pin 3 auf dem Board!</text:span></text:p><text:p text:style-name="P4"><text:span text:style-name="_5f_OOoComputerKeyWord">}</text:span></text:p><text:p text:style-name="P4"/><text:p text:style-name="P4"><text:span text:style-name="_5f_OOoComputerKeyWord">void</text:span> <text:span text:style-name="_5f_OOoComputerIdent">loop</text:span><text:span text:style-name="_5f_OOoComputerKeyWord">()</text:span></text:p><text:p text:style-name="P4"><text:span text:style-name="_5f_OOoComputerKeyWord">{</text:span></text:p><text:p text:style-name="P4"/><text:p text:style-name="P4"><text:s text:c="2"/><text:span text:style-name="_5f_OOoComputerKeyWord">if(</text:span><text:span text:style-name="_5f_OOoComputerIdent">zustand</text:span><text:span text:style-name="_5f_OOoComputerKeyWord">==</text:span><text:span text:style-name="_5f_OOoComputerLiteral">0</text:span><text:span text:style-name="_5f_OOoComputerKeyWord">)</text:span> <text:span text:style-name="_5f_OOoComputerKeyWord">{</text:span></text:p><text:p text:style-name="P4"><text:s text:c="4"/><text:span text:style-name="_5f_OOoComputerComment">//...</text:span></text:p><text:p text:style-name="P4"><text:s text:c="2"/><text:span text:style-name="_5f_OOoComputerKeyWord">}</text:span> </text:p><text:p text:style-name="P4"><text:s text:c="2"/><text:span text:style-name="_5f_OOoComputerKeyWord">else</text:span> <text:span text:style-name="_5f_OOoComputerKeyWord">if(</text:span><text:span text:style-name="_5f_OOoComputerIdent">zustand</text:span><text:span text:style-name="_5f_OOoComputerKeyWord">==</text:span><text:span text:style-name="_5f_OOoComputerLiteral">1</text:span><text:span text:style-name="_5f_OOoComputerKeyWord">)</text:span> <text:span text:style-name="_5f_OOoComputerKeyWord">{</text:span></text:p><text:p text:style-name="P4"><text:s text:c="4"/><text:span text:style-name="_5f_OOoComputerComment">//...</text:span></text:p><text:p text:style-name="P4"><text:s text:c="2"/><text:span text:style-name="_5f_OOoComputerKeyWord">}</text:span> </text:p><text:p text:style-name="P4"><text:s text:c="2"/><text:span text:style-name="_5f_OOoComputerKeyWord">else</text:span> <text:span text:style-name="_5f_OOoComputerKeyWord">{</text:span></text:p><text:p text:style-name="P4"><text:s text:c="4"/><text:span text:style-name="_5f_OOoComputerComment">//..</text:span></text:p><text:p text:style-name="P4"><text:s text:c="2"/><text:span text:style-name="_5f_OOoComputerKeyWord">}</text:span></text:p><text:p text:style-name="P4"><text:span text:style-name="_5f_OOoComputerKeyWord">}</text:span></text:p><text:p text:style-name="P4"/><text:p text:style-name="P4"><text:span text:style-name="_5f_OOoComputerKeyWord">void</text:span> <text:span text:style-name="_5f_OOoComputerIdent">knopfdruck</text:span><text:span text:style-name="_5f_OOoComputerKeyWord">()</text:span> <text:s/><text:span text:style-name="_5f_OOoComputerKeyWord">{</text:span></text:p><text:p text:style-name="P4"><text:s text:c="2"/><text:span text:style-name="_5f_OOoComputerIdent">zustand</text:span><text:span text:style-name="_5f_OOoComputerKeyWord">++;</text:span> <text:s/><text:span text:style-name="_5f_OOoComputerComment">// In den nächsten Zustand gehen</text:span></text:p><text:p text:style-name="P4"><text:s text:c="2"/><text:span text:style-name="_5f_OOoComputerKeyWord">if(</text:span><text:span text:style-name="_5f_OOoComputerIdent">zustand</text:span><text:span text:style-name="_5f_OOoComputerKeyWord">==</text:span><text:span text:style-name="_5f_OOoComputerLiteral">3</text:span><text:span text:style-name="_5f_OOoComputerKeyWord">)</text:span> <text:span text:style-name="_5f_OOoComputerKeyWord">{</text:span></text:p><text:p text:style-name="P4"><text:s text:c="4"/><text:span text:style-name="_5f_OOoComputerIdent">zustand</text:span><text:span text:style-name="_5f_OOoComputerKeyWord">=</text:span><text:span text:style-name="_5f_OOoComputerLiteral">0</text:span><text:span text:style-name="_5f_OOoComputerKeyWord">;</text:span></text:p><text:p text:style-name="P4"><text:s text:c="2"/><text:span text:style-name="_5f_OOoComputerKeyWord">}</text:span> <text:s/><text:span text:style-name="_5f_OOoComputerComment">// Es gibt nur die Zustände 0,1 und 2</text:span></text:p><text:p text:style-name="P4"/><text:p text:style-name="P4"><text:span text:style-name="_5f_OOoComputerKeyWord">}</text:span></text:p></draw:text-box></draw:frame><text:bookmark-start text:name="__DdeLink__569_483928018"/><text:bookmark-end text:name="__DdeLink__569_483928018"/></text:p>
      <text:p text:style-name="P1"/>
      <text:p text:style-name="P1"><text:s/></text:p>
      <text:p text:style-name="Standard"><text:s/><text:line-break/></text:p>
      <text:h text:style-name="P9" text:outline-level="1">Projektideen</text:h>
      <text:list xml:id="list11723381521" text:style-name="L1">
        <text:list-item>
          <text:p text:style-name="P2">Morsen: die LED geht an wenn der Knopf gedrückt ist und geht aus sobald man den Knopf loslässt.</text:p>
        </text:list-item>
        <text:list-item>
          <text:p text:style-name="P2">Lampe: die LED geht an wenn man den Knopf drückt, wenn man ihn nochmal drückt geht sie wieder aus</text:p>
        </text:list-item>
        <text:list-item>
          <text:p text:style-name="P2">Erweitere deine bisherigen Projekte!</text:p>
          <text:list>
            <text:list-item>
              <text:p text:style-name="P2">Verschiedene Blinkmuster, die man mit Knopfdruck wechseln kann</text:p>
            </text:list-item>
            <text:list-item>
              <text:p text:style-name="P2">Ein Lauflicht, dass schneller läuft, wenn man den Knopf gedrückt hält.</text:p>
            </text:list-item>
            <text:list-item>
              <text:p text:style-name="P2">Eine Ampel die solange grün bleibt, bis jemand den Fußgängerknopf drückt</text:p>
            </text:list-item>
          </text:list>
        </text:list-item>
        <text:list-item>
          <text:p text:style-name="P2">Schloss: Wenn man die richtige Zahlenkombination eingibt, leuchtet eine grüne LED, ansonsten eine rote LED. Nimm für den Anfang erst mal zwei Knöpfe (für 0 und 1) und ein vierstelliges Passwort.<text:line-break/>Tipp: Speichere dir für jede Stelle welcher Knopf gedrückt wurde und schau am Ende ob die Kombination richtig ist. <text:s/>Für das Passwort 0101 würde das Ende so aussehen:<text:line-break/><text:line-break/> if(stelle1Knopf0 == HIGH &amp;&amp; stelle2Knopf1 == HIGH &amp;&amp; stelle3Knopf0 == HIGH &amp;&amp; stelle4Knopf1 == HIGH) {<text:line-break/>//grüne LED geht für eine Sekunde an<text:line-break/>} else {<text:line-break/>//rote LED geht für eine Sekunde an<text:line-break/>}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Cubano" svg:font-family="Cubano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FreeSans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22:19:39</meta:creation-date>
    <dc:date>2013-07-24T08:54:01</dc:date>
    <meta:editing-duration>PT4H8M34S</meta:editing-duration>
    <meta:editing-cycles>87</meta:editing-cycles>
    <meta:generator>LibreOffice/3.5$Linux_X86_64 LibreOffice_project/350m1$Build-2</meta:generator>
    <meta:document-statistic meta:table-count="0" meta:image-count="0" meta:object-count="0" meta:page-count="4" meta:paragraph-count="89" meta:word-count="437" meta:character-count="2786" meta:non-whitespace-character-count="2307"/>
  </office:meta>
</office:document-meta>
</file>